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orphans="1" fo:text-indent="0cm" style:auto-text-indent="false"/>
    </style:style>
    <style:style style:name="P2" style:family="paragraph" style:parent-style-name="Heading_20_2">
      <style:paragraph-properties fo:margin-top="0cm" fo:margin-bottom="0.247cm" style:contextual-spacing="false" fo:line-height="115%" fo:orphans="1"/>
    </style:style>
    <style:style style:name="P3" style:family="paragraph" style:parent-style-name="Text_20_body">
      <style:paragraph-properties fo:orphans="1"/>
    </style:style>
    <style:style style:name="P4" style:family="paragraph" style:parent-style-name="Preformatted_20_Text">
      <loext:graphic-properties draw:fill="none" draw:fill-color="#ffffff"/>
      <style:paragraph-properties fo:margin-left="0cm" fo:margin-right="0cm" fo:margin-top="0cm" fo:margin-bottom="0.247cm" style:contextual-spacing="false" fo:line-height="150%" fo:text-align="start" style:justify-single-word="false" fo:orphans="1" fo:text-indent="0cm" style:auto-text-indent="false" fo:background-color="transparent" fo:padding="0cm" fo:border="none"/>
    </style:style>
    <style:style style:name="P5" style:family="paragraph" style:parent-style-name="Text_20_body" style:list-style-name="L1">
      <style:paragraph-properties fo:margin-top="0cm" fo:margin-bottom="0cm" style:contextual-spacing="false" fo:orphans="1"/>
    </style:style>
    <style:style style:name="P6" style:family="paragraph" style:parent-style-name="Text_20_body" style:list-style-name="L1">
      <style:paragraph-properties fo:orphans="1"/>
    </style:style>
    <style:style style:name="P7" style:family="paragraph" style:parent-style-name="Text_20_body" style:list-style-name="L2">
      <style:paragraph-properties fo:margin-top="0cm" fo:margin-bottom="0cm" style:contextual-spacing="false" fo:orphans="1"/>
    </style:style>
    <style:style style:name="P8" style:family="paragraph" style:parent-style-name="Text_20_body" style:list-style-name="L2">
      <style:paragraph-properties fo:margin-left="0cm" fo:margin-right="0cm" fo:orphans="1" fo:text-indent="0cm" style:auto-text-indent="false"/>
    </style:style>
    <style:style style:name="P9" style:family="paragraph" style:parent-style-name="Preformatted_20_Text" style:list-style-name="L2">
      <loext:graphic-properties draw:fill="none" draw:fill-color="#ffffff"/>
      <style:paragraph-properties fo:margin-left="0cm" fo:margin-right="0cm" fo:margin-top="0cm" fo:margin-bottom="0.247cm" style:contextual-spacing="false" fo:line-height="150%" fo:text-align="start" style:justify-single-word="false" fo:orphans="1" fo:text-indent="0cm" style:auto-text-indent="false" fo:background-color="transparent" fo:padding="0cm" fo:border="none"/>
    </style:style>
    <style:style style:name="P10" style:family="paragraph" style:parent-style-name="Text_20_body" style:list-style-name="L2">
      <style:paragraph-properties fo:orphans="1"/>
    </style:style>
    <style:style style:name="P11" style:family="paragraph" style:parent-style-name="Text_20_body" style:list-style-name="L3">
      <style:paragraph-properties fo:margin-top="0cm" fo:margin-bottom="0cm" style:contextual-spacing="false" fo:orphans="1"/>
    </style:style>
    <style:style style:name="P12" style:family="paragraph" style:parent-style-name="Text_20_body" style:list-style-name="L3">
      <style:paragraph-properties fo:orphans="1"/>
    </style:style>
    <style:style style:name="P13" style:family="paragraph" style:parent-style-name="Text_20_body" style:list-style-name="L4">
      <style:paragraph-properties fo:margin-top="0cm" fo:margin-bottom="0cm" style:contextual-spacing="false" fo:orphans="1"/>
    </style:style>
    <style:style style:name="P14" style:family="paragraph" style:parent-style-name="Text_20_body" style:list-style-name="L4">
      <style:paragraph-properties fo:orphans="1"/>
    </style:style>
    <style:style style:name="P15" style:family="paragraph" style:parent-style-name="Text_20_body" style:list-style-name="L5">
      <style:paragraph-properties fo:margin-top="0cm" fo:margin-bottom="0cm" style:contextual-spacing="false" fo:orphans="1"/>
    </style:style>
    <style:style style:name="P16" style:family="paragraph" style:parent-style-name="Text_20_body" style:list-style-name="L5">
      <style:paragraph-properties fo:orphans="1"/>
    </style:style>
    <style:style style:name="T1" style:family="text">
      <style:text-properties fo:color="#abb2bf" loext:opacity="100%" fo:font-family="'var font-mono'" fo:background-color="transparent"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fore running onedrive --sync on archlinux to ensure that it does not delete my preexisting files in cloud, what should I do? dryrun will reveal what files will be deleted?</text:p>
      <text:p text:style-name="P1">Before running <text:span text:style-name="Source_20_Text">onedrive --sync</text:span> on Arch Linux, you should definitely take precautions to protect your existing cloud files. Here's what you should do:</text:p>
      <text:h text:style-name="P2" text:outline-level="2">Use --dry-run to preview changes</text:h>
      <text:p text:style-name="P3">Yes, the <text:span text:style-name="Source_20_Text">--dry-run</text:span> flag will show you exactly what the sync would do without actually performing any operations:</text:p>
      <text:p text:style-name="P1">bash</text:p>
      <text:p text:style-name="P4"><text:span text:style-name="Source_20_Text"><text:span text:style-name="T1">onedrive --sync --dry-run</text:span></text:span></text:p>
      <text:p text:style-name="P3">This will display:</text:p>
      <text:list text:style-name="L1">
        <text:list-item>
          <text:p text:style-name="P5">Files that would be uploaded </text:p>
        </text:list-item>
        <text:list-item>
          <text:p text:style-name="P5">Files that would be downloaded </text:p>
        </text:list-item>
        <text:list-item>
          <text:p text:style-name="P5"><text:span text:style-name="Strong_20_Emphasis">Files that would be deleted</text:span> (both locally and in the cloud) </text:p>
        </text:list-item>
        <text:list-item>
          <text:p text:style-name="P6">Directories that would be created or removed </text:p>
        </text:list-item>
      </text:list>
      <text:h text:style-name="P2" text:outline-level="2">Additional safety steps</text:h>
      <text:list text:style-name="L2">
        <text:list-item>
          <text:p text:style-name="P7"><text:span text:style-name="Strong_20_Emphasis">Check your configuration first:</text:span> </text:p>
          <text:p text:style-name="P8">bash</text:p>
          <text:p text:style-name="P9"><text:span text:style-name="Source_20_Text"><text:span text:style-name="T1">onedrive --display-config</text:span></text:span></text:p>
          <text:p text:style-name="P7">Make sure the sync directory and other settings are correct. </text:p>
        </text:list-item>
        <text:list-item>
          <text:p text:style-name="P7"><text:span text:style-name="Strong_20_Emphasis">Review sync conflicts:</text:span> </text:p>
          <text:p text:style-name="P8">bash</text:p>
          <text:p text:style-name="P9"><text:span text:style-name="Source_20_Text"><text:span text:style-name="T1">onedrive --check-for-changes --dry-run</text:span></text:span></text:p>
        </text:list-item>
        <text:list-item>
          <text:p text:style-name="P7"><text:span text:style-name="Strong_20_Emphasis">Consider using --download-only initially:</text:span> </text:p>
          <text:p text:style-name="P8">bash</text:p>
          <text:p text:style-name="P9"><text:span text:style-name="Source_20_Text"><text:span text:style-name="T1">onedrive --synchronize --download-only</text:span></text:span></text:p>
          <text:p text:style-name="P7">This will only download files from the cloud without uploading or deleting anything. </text:p>
        </text:list-item>
        <text:list-item>
          <text:p text:style-name="P7"><text:span text:style-name="Strong_20_Emphasis">Backup critical cloud data</text:span> before the first sync, just in case. </text:p>
        </text:list-item>
        <text:list-item>
          <text:p text:style-name="P10"><text:span text:style-name="Strong_20_Emphasis">Start with a limited scope</text:span> if possible by configuring specific directories to sync rather than your entire OneDrive. </text:p>
        </text:list-item>
      </text:list>
      <text:p text:style-name="P3">The dry-run output will clearly indicate any deletions with messages like "Deleting item" or similar, so you can review exactly what would happen before committing to the actual sync. Pay special attention to any deletion operations in the dry-run output.</text:p>
      <text:p text:style-name="P1">Claude does not have the ability to run the code it generates yet.</text:p>
      <text:p text:style-name="P1">D</text:p>
      <text:p text:style-name="P3">This one is better: onedrive --synchronize --download-only</text:p>
      <text:p text:style-name="P3">followed by onedrive --sync.</text:p>
      <text:p text:style-name="P3">Is that okay?</text:p>
      <text:p text:style-name="P1"><text:soft-page-break/>Yes, that's a much better and safer approach! Here's why this two-step process works well:</text:p>
      <text:h text:style-name="P2" text:outline-level="2">Step 1: <text:span text:style-name="Source_20_Text">onedrive --synchronize --download-only</text:span></text:h>
      <text:list text:style-name="L3">
        <text:list-item>
          <text:p text:style-name="P11">Downloads all files from OneDrive to your local directory </text:p>
        </text:list-item>
        <text:list-item>
          <text:p text:style-name="P11"><text:span text:style-name="Strong_20_Emphasis">No uploads or deletions occur</text:span> </text:p>
        </text:list-item>
        <text:list-item>
          <text:p text:style-name="P11">Ensures your local copy matches the cloud state </text:p>
        </text:list-item>
        <text:list-item>
          <text:p text:style-name="P12">Safe way to get everything in sync initially </text:p>
        </text:list-item>
      </text:list>
      <text:h text:style-name="P2" text:outline-level="2">Step 2: <text:span text:style-name="Source_20_Text">onedrive --sync</text:span></text:h>
      <text:list text:style-name="L4">
        <text:list-item>
          <text:p text:style-name="P13">Performs bidirectional synchronization </text:p>
        </text:list-item>
        <text:list-item>
          <text:p text:style-name="P13">Since you've already downloaded everything, there should be minimal risk of unexpected deletions </text:p>
        </text:list-item>
        <text:list-item>
          <text:p text:style-name="P13">Any new local files will be uploaded </text:p>
        </text:list-item>
        <text:list-item>
          <text:p text:style-name="P14">Future changes will sync both ways </text:p>
        </text:list-item>
      </text:list>
      <text:h text:style-name="P2" text:outline-level="2">Why this approach is safer:</text:h>
      <text:list text:style-name="L5">
        <text:list-item>
          <text:p text:style-name="P15">You start with a complete local copy of your cloud files </text:p>
        </text:list-item>
        <text:list-item>
          <text:p text:style-name="P15">Reduces the chance of OneDrive treating missing local files as "deleted" and removing them from the cloud </text:p>
        </text:list-item>
        <text:list-item>
          <text:p text:style-name="P16">Gives you a chance to review what's been downloaded before enabling full sync </text:p>
        </text:list-item>
      </text:list>
      <text:h text:style-name="P2" text:outline-level="2">Optional extra safety:</text:h>
      <text:p text:style-name="P3">You could still run a dry-run before step 2:</text:p>
      <text:p text:style-name="P1">bash</text:p>
      <text:p text:style-name="P4"><text:span text:style-name="Source_20_Text"><text:span text:style-name="T1">onedrive --sync --dry-run</text:span></text:span></text:p>
      <text:p text:style-name="P3">This will show you what the full sync would do after the download-only step, giving you one final chance to review before enabling bidirectional sync.</text:p>
      <text:p text:style-name="P3">Your approach is definitely the recommended way to safely initialize OneDrive sync on a new system!</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191cm" fo:margin-bottom="1.02cm" fo:margin-left="1.323cm" fo:margin-right="1.68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7T19:21:43.790187210</meta:creation-date>
    <dc:date>2025-07-27T21:28:23.817521805</dc:date>
    <meta:editing-duration>PT2M48S</meta:editing-duration>
    <meta:editing-cycles>2</meta:editing-cycles>
    <meta:generator>LibreOffice/25.2.5.2$Linux_X86_64 LibreOffice_project/520$Build-2</meta:generator>
    <meta:document-statistic meta:table-count="0" meta:image-count="0" meta:object-count="0" meta:page-count="2" meta:paragraph-count="52" meta:word-count="482" meta:character-count="2844" meta:non-whitespace-character-count="2432"/>
  </office:meta>
</office:document-meta>
</file>